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8.203cm" fo:margin-left="-0.125cm" style:page-number="auto" table:align="left" style:writing-mode="lr-tb"/>
    </style:style>
    <style:style style:name="Tabla1.A" style:family="table-column">
      <style:table-column-properties style:column-width="2cm"/>
    </style:style>
    <style:style style:name="Tabla1.B" style:family="table-column">
      <style:table-column-properties style:column-width="2.801cm"/>
    </style:style>
    <style:style style:name="Tabla1.C" style:family="table-column">
      <style:table-column-properties style:column-width="3.501cm"/>
    </style:style>
    <style:style style:name="Tabla1.D" style:family="table-column">
      <style:table-column-properties style:column-width="0.799cm"/>
    </style:style>
    <style:style style:name="Tabla1.E" style:family="table-column">
      <style:table-column-properties style:column-width="1.201cm"/>
    </style:style>
    <style:style style:name="Tabla1.F" style:family="table-column">
      <style:table-column-properties style:column-width="0.325cm"/>
    </style:style>
    <style:style style:name="Tabla1.G" style:family="table-column">
      <style:table-column-properties style:column-width="3.508cm"/>
    </style:style>
    <style:style style:name="Tabla1.H" style:family="table-column">
      <style:table-column-properties style:column-width="3.75cm"/>
    </style:style>
    <style:style style:name="Tabla1.I" style:family="table-column">
      <style:table-column-properties style:column-width="0.3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cm" fo:border="none" style:writing-mode="lr-tb"/>
    </style:style>
    <style:style style:name="Tabla1.A3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a2" style:family="table">
      <style:table-properties style:width="17.859cm" fo:margin-left="-0.125cm" table:align="left" style:writing-mode="lr-tb"/>
    </style:style>
    <style:style style:name="Tabla2.A" style:family="table-column">
      <style:table-column-properties style:column-width="9.208cm"/>
    </style:style>
    <style:style style:name="Tabla2.B" style:family="table-column">
      <style:table-column-properties style:column-width="8.52cm"/>
    </style:style>
    <style:style style:name="Tabla2.C" style:family="table-column">
      <style:table-column-properties style:column-width="0.13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cm" fo:border="none" style:writing-mode="lr-tb"/>
    </style:style>
    <style:style style:name="Tabla2.2" style:family="table-row">
      <style:table-row-properties style:min-row-height="0.676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font-size="12pt" fo:language="es" fo:country="ES" style:font-size-asian="12pt" style:language-asian="none" style:country-asian="none" style:font-size-complex="12pt"/>
    </style:style>
    <style:style style:name="P4" style:family="paragraph" style:parent-style-name="Standard">
      <style:paragraph-properties style:snap-to-layout-grid="false"/>
      <style:text-properties fo:font-size="12pt" fo:language="es" fo:country="ES" style:font-size-asian="12pt" style:font-size-complex="12pt"/>
    </style:style>
    <style:style style:name="P5" style:family="paragraph" style:parent-style-name="Standard">
      <style:paragraph-properties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6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</style:style>
    <style:style style:name="P7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AR" style:language-asian="none" style:country-asian="none" style:font-name-complex="Arial"/>
    </style:style>
    <style:style style:name="P8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ES" style:font-name-complex="Arial"/>
    </style:style>
    <style:style style:name="P9" style:family="paragraph" style:parent-style-name="Standard">
      <style:paragraph-properties fo:margin-left="0.199cm" fo:margin-right="0cm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0" style:family="paragraph" style:parent-style-name="Standard">
      <style:paragraph-properties fo:margin-left="0.199cm" fo:margin-right="0cm" fo:text-indent="0cm" style:auto-text-indent="false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11" style:family="paragraph" style:parent-style-name="Standard">
      <style:paragraph-properties fo:margin-left="0.199cm" fo:margin-right="0cm" fo:text-indent="0cm" style:auto-text-indent="false" style:snap-to-layout-grid="false"/>
      <style:text-properties style:font-name="Arial" fo:language="es" fo:country="ES" style:font-name-complex="Arial"/>
    </style:style>
    <style:style style:name="P12" style:family="paragraph" style:parent-style-name="Standard">
      <style:paragraph-properties fo:margin-top="0cm" fo:margin-bottom="0.3cm" loext:contextual-spacing="false" fo:line-height="150%" fo:text-align="end" style:justify-single-word="false">
        <style:tab-stops>
          <style:tab-stop style:position="2.752cm"/>
          <style:tab-stop style:position="3cm"/>
        </style:tab-stops>
      </style:paragraph-properties>
      <style:text-properties fo:background-color="transparent"/>
    </style:style>
    <style:style style:name="P13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2.752cm"/>
          <style:tab-stop style:position="3cm"/>
        </style:tab-stops>
      </style:paragraph-properties>
      <style:text-properties fo:background-color="transparent"/>
    </style:style>
    <style:style style:name="T1" style:family="text">
      <style:text-properties style:font-name="Arial" fo:language="es" fo:country="AR" style:language-asian="none" style:country-asian="none" style:font-name-complex="Arial"/>
    </style:style>
    <style:style style:name="T2" style:family="text">
      <style:text-properties style:font-name="Arial" fo:language="es" fo:country="AR" style:font-name-asian="Arial" style:language-asian="none" style:country-asian="none" style:font-name-complex="Arial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style:font-name="Arial" fo:language="es" fo:country="ES" style:font-name-asian="Arial" style:font-name-complex="Arial"/>
    </style:style>
    <style:style style:name="T5" style:family="text">
      <style:text-properties style:font-name="Arial" fo:language="es" fo:country="ES" style:font-name-asian="Arial" style:language-asian="none" style:country-asian="none" style:font-name-complex="Arial"/>
    </style:style>
    <style:style style:name="T6" style:family="text">
      <style:text-properties style:font-name="Arial" fo:font-size="9pt" style:font-size-asian="9pt" style:font-name-complex="Arial" style:font-size-complex="9pt"/>
    </style:style>
    <style:style style:name="T7" style:family="text">
      <style:text-properties style:font-name="Arial" fo:font-size="9pt" style:font-name-asian="Arial" style:font-size-asian="9pt" style:font-name-complex="Arial" style:font-size-complex="9pt"/>
    </style:style>
    <style:style style:name="T8" style:family="text">
      <style:text-properties style:font-name="Arial" fo:font-size="9pt" fo:language="none" fo:country="none" fo:font-weight="bold" style:font-size-asian="9pt" style:language-asian="none" style:country-asian="none" style:font-weight-asian="bold" style:font-name-complex="Arial" style:font-size-complex="9pt" style:font-weight-complex="bold"/>
    </style:style>
    <style:style style:name="T9" style:family="text">
      <style:text-properties style:font-name="Arial" fo:font-size="9pt" fo:language="es" fo:country="AR" style:font-size-asian="9pt" style:language-asian="none" style:country-asian="none" style:font-name-complex="Arial" style:font-size-complex="9pt"/>
    </style:style>
    <style:style style:name="T10" style:family="text">
      <style:text-properties style:font-name="Arial" fo:font-size="11pt" fo:language="es" fo:country="AR" style:font-size-asian="11pt" style:font-name-complex="Arial" style:font-size-complex="11pt" style:font-weight-complex="bold"/>
    </style:style>
    <style:style style:name="T11" style:family="text">
      <style:text-properties style:font-name="Arial" fo:font-size="12pt" fo:language="es" fo:country="ES" style:font-size-asian="12pt" style:language-asian="none" style:country-asian="none" style:font-name-complex="Arial" style:font-size-complex="12pt"/>
    </style:style>
    <style:style style:name="T12" style:family="text">
      <style:text-properties style:font-name="Arial" fo:font-size="12pt" fo:language="es" fo:country="ES" style:font-name-asian="Arial" style:font-size-asian="12pt" style:language-asian="none" style:country-asian="none" style:font-name-complex="Arial" style:font-size-complex="12pt"/>
    </style:style>
    <style:style style:name="T13" style:family="text">
      <style:text-properties style:font-name="Arial" fo:font-size="10pt" fo:language="es" fo:country="ES" style:font-name-asian="Arial" style:font-size-asian="10pt" style:font-name-complex="Arial" style:font-size-complex="10pt"/>
    </style:style>
    <style:style style:name="T14" style:family="text">
      <style:text-properties style:font-name="Arial" fo:font-size="10pt" fo:language="es" fo:country="ES" style:font-name-asian="Arial" style:font-size-asian="10pt" style:language-asian="none" style:country-asian="none" style:font-name-complex="Arial" style:font-size-complex="10pt"/>
    </style:style>
    <style:style style:name="T15" style:family="text">
      <style:text-properties style:language-asian="none" style:country-asian="none"/>
    </style:style>
    <style:style style:name="T16" style:family="text">
      <style:text-properties style:font-name-asian="Ari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s" fo:country="ES" style:font-size-asian="12pt" style:language-asian="none" style:country-asian="none" style:font-size-complex="12pt"/>
    </style:style>
    <style:style style:name="T19" style:family="text">
      <style:text-properties fo:background-color="#ffff00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fo:background-color="#ffff00"/>
    </style:style>
    <style:style style:name="T22" style:family="text">
      <style:text-properties fo:font-style="italic" style:text-underline-style="solid" style:text-underline-width="auto" style:text-underline-color="font-color" style:font-style-asian="italic"/>
    </style:style>
    <style:style style:name="T23" style:family="text">
      <style:text-properties officeooo:rsid="00153c8e"/>
    </style:style>
    <style:style style:name="T24" style:family="text">
      <style:text-properties officeooo:rsid="00153c8e" fo:background-color="#ffff00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4" office:value-type="string">
            <text:p text:style-name="P6"><text:span text:style-name="T1">Parque de la Salud de la Provincia de Misiones</text:span></text:p>
            <text:p text:style-name="P7"><text:span text:style-name="T16"><text:s/></text:span>Dr. Ramón Madariaga</text:p>
            <text:p text:style-name="P8">Av. Marconi <text:s/>3736</text:p>
            <text:p text:style-name="P6"><text:span text:style-name="T3">3300 <text:s text:c="9"/>POSADAS MISIONES</text:span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6"><text:span text:style-name="T7"><text:s text:c="11"/></text:span><field:fieldmark-start text:name="Unnamed" field:type="vnd.oasis.opendocument.field.FORMTEXT"><field:param field:name="Description" field:value=""/><field:param field:name="Name" field:value=""/></field:fieldmark-start><field:fieldmark-end/><text:span text:style-name="T6"><text:s text:c="8"/></text:span><text:span text:style-name="T9"><text:text-input text:description="$cliente">$cliente</text:text-input></text:span></text:p>
            <text:p text:style-name="P6"><text:span text:style-name="T2"><text:s text:c="17"/></text:span><text:span text:style-name="T14"><text:text-input text:description="$cliente_direccion">$cliente_direccion</text:text-input></text:span></text:p>
          </table:table-cell>
          <table:covered-table-cell/>
          <table:covered-table-cell/>
          <table:covered-table-cell/>
          <table:table-cell table:style-name="Tabla1.A1" office:value-type="string">
            <text:p text:style-name="P5"/>
            <text:p text:style-name="P5"/>
          </table:table-cell>
        </table:table-row>
        <table:table-row table:style-name="Tabla1.1">
          <table:table-cell table:style-name="Tabla1.A1" table:number-columns-spanned="4" office:value-type="string">
            <text:p text:style-name="P10"><text:s text:c="24"/></text:p>
            <text:p text:style-name="P9"/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3" office:value-type="string">
            <text:p text:style-name="P4"><text:s text:c="4"/></text:p>
          </table:table-cell>
          <table:table-cell table:style-name="Tabla1.A3" office:value-type="string">
            <text:p text:style-name="P2"><text:s text:c="3"/></text:p>
          </table:table-cell>
          <table:table-cell table:style-name="Tabla1.A3" office:value-type="string">
            <text:p text:style-name="P1"><text:span text:style-name="T17"><text:s text:c="6"/></text:span><field:fieldmark-start text:name="__Fieldmark__2_910400990" field:type="vnd.oasis.opendocument.field.FORMTEXT"><field:param field:name="Description" field:value=""/><field:param field:name="Name" field:value=""/></field:fieldmark-start><field:fieldmark-end/></text:p>
          </table:table-cell>
          <table:table-cell table:style-name="Tabla1.A3" table:number-columns-spanned="3" office:value-type="string">
            <text:p text:style-name="P2"><text:s text:c="3"/></text:p>
          </table:table-cell>
          <table:covered-table-cell/>
          <table:covered-table-cell/>
          <table:table-cell table:style-name="Tabla1.A3" office:value-type="string">
            <text:p text:style-name="P2"><text:s/></text:p>
          </table:table-cell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</table:table>
      <text:section text:style-name="Sect1" text:name="Sección1"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7">Parque de la Salud de la Provincia de Misiones</text:p>
              <text:p text:style-name="P7"><text:span text:style-name="T16"><text:s/></text:span>Dr. Ramón Madariaga</text:p>
              <text:p text:style-name="P8">Av. Marconi <text:s/>3736</text:p>
              <text:p text:style-name="P11"><text:span text:style-name="T16"><text:s text:c="26"/></text:span>3300 <text:s text:c="9"/>POSADAS MISIONES</text:p>
            </table:table-cell>
            <table:table-cell table:style-name="Tabla2.A1" office:value-type="string">
              <text:p text:style-name="P6"><text:span text:style-name="T2"><text:s text:c="15"/></text:span><text:span text:style-name="T2"><text:text-input text:description="$cliente">$cliente</text:text-input></text:span></text:p>
              <text:p text:style-name="P6"><text:span text:style-name="T2"><text:s text:c="17"/></text:span><text:span text:style-name="T4"><text:s text:c="3"/></text:span><text:span text:style-name="T13"><text:s/></text:span><text:span text:style-name="T14"><text:text-input text:description="$cliente_direccion">$cliente_direccion</text:text-input></text:span></text:p>
            </table:table-cell>
            <table:table-cell table:style-name="Tabla2.A1" office:value-type="string">
              <text:p text:style-name="P5"/>
            </table:table-cell>
          </table:table-row>
          <table:table-row table:style-name="Tabla2.2"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10"><text:s text:c="12"/></text:p>
            </table:table-cell>
            <table:table-cell table:style-name="Tabla2.A1" office:value-type="string">
              <text:p text:style-name="P3"/>
            </table:table-cell>
          </table:table-row>
        </table:table>
        <text:p text:style-name="P12">Posadas, <text:span text:style-name="T23"><text:text-input text:description="$fechaStr">$fechaStr</text:text-input></text:span></text:p>
        <text:p text:style-name="P13">En mi carácter de Responsable a/c del Departamento de Recupero de Gastos del Parque de la Salud de la Provincia de Misiones Dr. Ramón Madariaga Ley XVII Nº 70, facultado a estos fines mediante instrumento legal que obra en el domicilio del ente Público descentralizado mencionado, me dirijo a UD, a fin de comunicarle el acto administrativo dispuesto en el Expte. Nº <text:text-input text:description="$expediente">$expediente</text:text-input>, caratulado “<text:text-input text:description="$expedienteCaratura">$expedienteCaratura</text:text-input>”, registros del Parque de la Salud de la Provincia de Misiones Dr. Ramón Madariaga, conforme Disposición Nº <text:text-input text:description="$numero">$numero</text:text-input>, de fecha <text:text-input text:description="$fechaStr">$fechaStr</text:text-input><text:s/>mediante el cual se aprobó el <text:s/>Certificado de Deuda Nº <text:text-input text:description="$numeroEjercicio">$numeroEjercicio</text:text-input>, y en este sentido, para mayor recaudo, se transcribe su parte pertinente: <text:span text:style-name="T20">VISTO:(...) CONSIDERANDO: (…) </text:span><text:span text:style-name="T22">DISPONE:</text:span><text:span text:style-name="T20"> ARTÍCULO 1º.- <text:s/>APRUÉBASE, el Certificado de Deuda Nº </text:span><text:span text:style-name="T20"><text:text-input text:description="$numeroEjercicio">$numeroEjercicio</text:text-input></text:span><text:span text:style-name="T20">, por la suma de pesos </text:span><text:span text:style-name="T20"><text:text-input text:description="$monto_letra">$monto_letra</text:text-input></text:span><text:span text:style-name="T20">, (</text:span><text:span text:style-name="T20"><text:text-input text:description="$monto">$monto</text:text-input></text:span><text:span text:style-name="T20">-),</text:span><text:span text:style-name="T10"> <text:s/></text:span><text:span text:style-name="T20">correspondiente a <text:s/></text:span><text:span text:style-name="T20"><text:text-input text:description="$cliente">$cliente</text:text-input></text:span><text:span text:style-name="T20">, conforme a las constancias obrantes en las presentes actuaciones. ARTÍCULO 2º.- NOTIFÍQUESE, de la presente Disposición, al sujeto obligado al pago, señalado en el artículo precedente, en su domicilio legal. ARTICULO 3º.- INSTRÚYASE, a la Dirección de Administración del Parque de la Salud de la Provincia de Misiones Dr. Ramón Madariaga a fin de que, previa notificación al sujeto obligado al pago, y una vez firme, se proceda a efectuar el cobro por la vía extrajudicial o judicial pertinente, y su producido, previo descuento de gastos y costas, se deposite en la cuenta <text:s/>habilitada al efecto, del “FONDO PROVINCIAL DE RECUPERO DE SALUD", creado dentro del ámbito de la Subsecretaría de Hacienda, dependiente del Ministerio de Hacienda, Finanzas, Obras, y Servicios Público de la Provincia de Misiones; ARTÍCULO 4º.- REGÍSTRESE, comuníquese, notifíquese, tomen conocimiento Fundación Parque de la Salud Dr. Ramón Madariaga Ley XVII-Nº 70 (FUN.PAR.SAL); Parque de la Salud de la Provincia de Misiones Dr. Ramón Madariaga. Cumplido, ARCHÍVESE. - Firmado Contadora Silvia Zanivan</text:span>. ----------------------------------------------------------------------------------------------------------------</text:p>
        <text:p text:style-name="P13">Por lo mencionado, se INTIMA, a abonar la suma de <text:span text:style-name="T20">pesos </text:span><text:span text:style-name="T20"><text:text-input text:description="$monto_letra">$monto_letra</text:text-input></text:span><text:span text:style-name="T20"><text:s/>(</text:span><text:span text:style-name="T20"><text:text-input text:description="$monto">$monto</text:text-input></text:span><text:span text:style-name="T20">-) </text:span>correspondiente al Certificado de Deuda Nº <text:text-input text:description="$numeroEjercicio">$numeroEjercicio</text:text-input>, en el plazo perentorio de cinco (5) días de recibida la presente, el cual reviste de suficiente título ejecutivo, conforme a lo dispuesto en el <text:s text:c="2"/>Artículo 16º, de la Ley VII – Nº 103º, bajo apercibimiento de proceder a la ejecución judicial, previsto en la normativa que así lo dispone. QUEDA UD. DEBIDAMENTE NOTIFICADO.-----------------------------------------------------------------------------------------------------------------------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style:font-name="Courier New" fo:font-family="'Courier New'" style:font-family-generic="modern" fo:font-size="12pt" fo:language="es" fo:country="ES" style:font-size-asian="12pt" style:font-name-complex="Courier New" style:font-family-complex="'Courier New'" style:font-family-generic-complex="modern" style:font-size-complex="12pt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justify" style:justify-single-word="false" fo:keep-with-next="always"/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 style:text-autospace="ideograph-alpha" style:punctuation-wrap="hanging" style:vertical-align="auto"/>
      <style:text-properties fo:font-size="14pt" fo:language="es" fo:country="ES" style:text-underline-style="solid" style:text-underline-width="auto" style:text-underline-color="font-color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4pt" fo:language="es" fo:country="ES" style:font-size-asian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Texto_20_comentario1" style:display-name="Texto comentario1" style:family="paragraph" style:parent-style-name="Standard"/>
    <style:style style:name="Texto_20_independiente_20_21" style:display-name="Texto independiente 21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Courier New" fo:font-family="'Courier New'" style:font-family-generic="modern" fo:font-size="11pt" fo:language="es" fo:country="ES" style:font-size-asian="11pt" style:font-name-complex="Courier New" style:font-family-complex="'Courier New'" style:font-family-generic-complex="modern" style:font-size-complex="12pt"/>
    </style:style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style:text-autospace="ideograph-alpha" style:punctuation-wrap="hanging" style:vertical-align="auto"/>
      <style:text-properties fo:font-size="12pt" fo:language="es" fo:country="ES" style:font-size-asian="12pt" style:font-size-complex="12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.176cm" loext:contextual-spacing="false" fo:text-align="justify" style:justify-single-word="false" fo:hyphenation-ladder-count="no-limit" style:text-autospace="ideograph-alpha" style:punctuation-wrap="hanging" style:vertical-align="auto"/>
      <style:text-properties fo:color="#000000" style:font-name="Courier New" fo:font-family="'Courier New'" style:font-family-generic="modern" fo:font-size="12pt" fo:language="es" fo:country="ES" style:font-size-asian="12pt" style:font-name-complex="Courier New" style:font-family-complex="'Courier New'" style:font-family-generic-complex="modern" style:font-size-complex="12pt" fo:hyphenate="true" fo:hyphenation-remain-char-count="2" fo:hyphenation-push-char-count="2" loext:hyphenation-no-caps="false"/>
    </style:style>
    <style:style style:name="form-control-static" style:family="paragraph" style:parent-style-name="Standard">
      <style:paragraph-properties fo:margin-top="0.176cm" fo:margin-bottom="0.176cm" loext:contextual-spacing="false" fo:hyphenation-ladder-count="no-limit" style:text-autospace="ideograph-alpha" style:punctuation-wrap="hanging" style:vertical-align="auto"/>
      <style:text-properties fo:font-size="12pt" fo:language="es" fo:country="ES" style:font-size-asian="12pt" style:font-size-complex="12pt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uente_20_de_20_párrafo_20_predeter.1" style:display-name="Fuente de párrafo predeter.1" style:family="text"/>
    <style:style style:name="Ref._20_de_20_comentario1" style:display-name="Ref. de comentario1" style:family="text">
      <style:text-properties fo:font-size="8pt" style:font-size-asian="8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.9cm" fo:margin-bottom="1.7cm" fo:margin-left="2cm" fo:margin-right="2cm" fo:background-color="#ffffff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ARTA DOCUMENTO</dc:title>
    <meta:initial-creator>Pedro</meta:initial-creator>
    <meta:creation-date>2025-04-23T07:35:00</meta:creation-date>
    <dc:date>2025-04-25T09:50:43.082659044</dc:date>
    <meta:print-date>2025-04-22T11:08:00</meta:print-date>
    <meta:editing-cycles>13</meta:editing-cycles>
    <meta:generator>LibreOffice/6.4.7.2$Linux_X86_64 LibreOffice_project/40$Build-2</meta:generator>
    <meta:editing-duration>PT22M42S</meta:editing-duration>
    <meta:document-statistic meta:table-count="2" meta:image-count="0" meta:object-count="0" meta:page-count="1" meta:paragraph-count="22" meta:word-count="466" meta:character-count="3140" meta:non-whitespace-character-count="2561"/>
  </office:meta>
</office:document-meta>
</file>